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1DD00001BA0000027113C15D1220F0D37AF.svm" manifest:media-type="image/x-svm"/>
  <manifest:file-entry manifest:full-path="Pictures/100000010000010B0000017BA91C1539C88689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071cm" svg:height="10cm" svg:x="7.259cm" svg:y="8.969cm">
          <draw:image xlink:href="Pictures/200001DD00001BA0000027113C15D1220F0D37AF.svm" xlink:type="simple" xlink:show="embed" xlink:actuate="onLoad" draw:mime-type="image/x-svm">
            <text:p/>
          </draw:image>
          <draw:image xlink:href="Pictures/100000010000010B0000017BA91C1539C88689C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23T14:50:09.336000000</dc:date>
    <meta:editing-duration>PT3M18S</meta:editing-duration>
    <meta:editing-cycles>1</meta:editing-cycles>
    <meta:document-statistic meta:object-count="1"/>
    <meta:generator>LibreOffice/7.2.0.4$Windows_X86_64 LibreOffice_project/9a9c6381e3f7a62afc1329bd359cc48accb6435b</meta:generator>
  </office:meta>
</office:document-meta>
</file>